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3.4917in" table:align="left"/>
    </style:style>
    <style:style style:name="Table1.A" style:family="table-column">
      <style:table-column-properties style:column-width="1.2167in"/>
    </style:style>
    <style:style style:name="Table1.B" style:family="table-column">
      <style:table-column-properties style:column-width="0.5667in"/>
    </style:style>
    <style:style style:name="Table1.C" style:family="table-column">
      <style:table-column-properties style:column-width="0.6667in"/>
    </style:style>
    <style:style style:name="Table1.D" style:family="table-column">
      <style:table-column-properties style:column-width="1.0417in"/>
    </style:style>
    <style:style style:name="Table1.1" style:family="table-row">
      <style:table-row-properties style:min-row-height="0.0097in"/>
    </style:style>
    <style:style style:name="Table1.A1" style:family="table-cell">
      <style:table-cell-properties style:vertical-align="middle" fo:padding="0in" fo:border="none"/>
    </style:style>
    <style:style style:name="P1" style:family="paragraph" style:parent-style-name="Standard">
      <style:paragraph-properties fo:text-align="start" style:justify-single-word="false"/>
      <style:text-properties style:use-window-font-color="true" style:font-name="Lucida Console" fo:font-size="9pt" style:font-name-asian="Lucida Console" style:font-size-asian="9pt" style:font-name-complex="Lucida Console" style:font-size-complex="9pt"/>
    </style:style>
    <style:style style:name="P2" style:family="paragraph" style:parent-style-name="Standard">
      <style:paragraph-properties style:text-autospace="none"/>
      <style:text-properties style:use-window-font-color="true" style:font-name="Lucida Console" fo:font-size="9pt" style:font-name-asian="Lucida Console" style:font-size-asian="9pt" style:font-name-complex="Lucida Console" style:font-size-complex="9pt"/>
    </style:style>
    <style:style style:name="P3" style:family="paragraph" style:parent-style-name="Standard">
      <style:paragraph-properties fo:text-align="start" style:justify-single-word="false"/>
      <style:text-properties style:use-window-font-color="true" style:font-name="Lucida Console" fo:font-size="10pt" style:font-name-asian="Lucida Console" style:font-size-asian="10pt" style:font-name-complex="Lucida Console" style:font-size-complex="10pt"/>
    </style:style>
    <style:style style:name="P4" style:family="paragraph" style:parent-style-name="Standard">
      <style:paragraph-properties fo:text-align="start" style:justify-single-word="false"/>
      <style:text-properties style:font-name="Lucida Console" fo:font-size="10pt" style:font-size-asian="10pt" style:font-size-complex="10pt"/>
    </style:style>
    <style:style style:name="P5" style:family="paragraph" style:parent-style-name="Standard">
      <style:paragraph-properties fo:margin-left="0.4902in" fo:margin-right="0in" fo:text-align="start" style:justify-single-word="false" fo:text-indent="0in" style:auto-text-indent="false"/>
      <style:text-properties style:use-window-font-color="true" style:font-name="Lucida Console" fo:font-size="9pt" style:font-name-asian="Lucida Console" style:font-size-asian="9pt" style:font-name-complex="Lucida Console" style:font-size-complex="9pt"/>
    </style:style>
    <style:style style:name="P6" style:family="paragraph" style:parent-style-name="Standard">
      <style:paragraph-properties fo:margin-left="0.4902in" fo:margin-right="0in" fo:text-indent="0in" style:auto-text-indent="false" style:text-autospace="none"/>
      <style:text-properties style:use-window-font-color="true" style:font-name="Lucida Console" fo:font-size="9pt" style:font-name-asian="Lucida Console" style:font-size-asian="9pt" style:font-name-complex="Lucida Console" style:font-size-complex="9pt"/>
    </style:style>
    <style:style style:name="P7" style:family="paragraph" style:parent-style-name="Standard">
      <style:paragraph-properties fo:margin-left="0.9807in" fo:margin-right="0in" fo:text-align="start" style:justify-single-word="false" fo:text-indent="0in" style:auto-text-indent="false"/>
      <style:text-properties style:use-window-font-color="true" style:font-name="Lucida Console" fo:font-size="9pt" style:font-name-asian="Lucida Console" style:font-size-asian="9pt" style:font-name-complex="Lucida Console" style:font-size-complex="9pt"/>
    </style:style>
    <style:style style:name="P8" style:family="paragraph" style:parent-style-name="Standard">
      <style:paragraph-properties fo:margin-left="0.9807in" fo:margin-right="0in" fo:text-align="start" style:justify-single-word="false" fo:text-indent="0in" style:auto-text-indent="false" style:text-autospace="none"/>
      <style:text-properties style:use-window-font-color="true" style:font-name="Lucida Console" fo:font-size="9pt" style:font-name-asian="Lucida Console" style:font-size-asian="9pt" style:font-name-complex="Lucida Console" style:font-size-complex="9pt"/>
    </style:style>
    <style:style style:name="P9" style:family="paragraph" style:parent-style-name="Standard">
      <style:paragraph-properties fo:margin-left="0.9807in" fo:margin-right="0in" fo:text-indent="0in" style:auto-text-indent="false" style:text-autospace="none"/>
      <style:text-properties style:use-window-font-color="true" style:font-name="Lucida Console" fo:font-size="9pt" style:font-name-asian="Lucida Console" style:font-size-asian="9pt" style:font-name-complex="Lucida Console" style:font-size-complex="9pt"/>
    </style:style>
    <style:style style:name="P10" style:family="paragraph" style:parent-style-name="Table_20_Contents">
      <style:paragraph-properties fo:margin-top="0in" fo:margin-bottom="0in" style:line-height-at-least="0.0902in" fo:text-align="start" style:justify-single-word="false" fo:background-color="#dddddd" fo:padding-left="0in" fo:padding-right="0in" fo:padding-top="0in" fo:padding-bottom="0.0193in" fo:border-left="none" fo:border-right="none" fo:border-top="none" fo:border-bottom="0.0008in solid #e0e0e0">
        <style:background-image/>
      </style:paragraph-properties>
      <style:text-properties style:font-name="Courier New" fo:font-size="8pt" fo:background-color="transparent"/>
    </style:style>
    <style:style style:name="P11" style:family="paragraph" style:parent-style-name="Table_20_Contents">
      <style:paragraph-properties fo:margin-left="0in" fo:margin-right="0in" fo:margin-top="0in" fo:margin-bottom="0in" style:line-height-at-least="0.0902in" fo:text-align="start" style:justify-single-word="false" fo:text-indent="0in" style:auto-text-indent="false" fo:background-color="#dddddd" fo:padding-left="0in" fo:padding-right="0in" fo:padding-top="0in" fo:padding-bottom="0.0193in" fo:border-left="none" fo:border-right="none" fo:border-top="none" fo:border-bottom="0.0008in solid #e0e0e0">
        <style:background-image/>
      </style:paragraph-properties>
      <style:text-properties style:font-name="Courier New" fo:font-size="8pt" fo:background-color="transparent"/>
    </style:style>
    <style:style style:name="P12" style:family="paragraph" style:parent-style-name="Table_20_Contents">
      <style:paragraph-properties fo:margin-left="0in" fo:margin-right="0in" fo:margin-top="0in" fo:margin-bottom="0in" style:line-height-at-least="0.0902in" fo:text-align="center" style:justify-single-word="false" fo:text-indent="0in" style:auto-text-indent="false" fo:background-color="#333333" fo:padding-left="0in" fo:padding-right="0in" fo:padding-top="0in" fo:padding-bottom="0.0193in" fo:border-left="none" fo:border-right="none" fo:border-top="none" fo:border-bottom="0.0008in solid #e0e0e0">
        <style:background-image/>
      </style:paragraph-properties>
      <style:text-properties fo:color="#ffffff" style:font-name="Arial1" fo:font-size="8pt" fo:font-weight="bold" fo:background-color="transparent"/>
    </style:style>
    <style:style style:name="P13" style:family="paragraph" style:parent-style-name="Standard">
      <style:paragraph-properties fo:text-align="start" style:justify-single-word="false"/>
      <style:text-properties style:use-window-font-color="true" style:font-name="Lucida Console" fo:font-size="9pt" style:font-name-asian="Lucida Console" style:font-size-asian="9pt" style:font-name-complex="Lucida Console" style:font-size-complex="9pt"/>
    </style:style>
    <style:style style:name="P14" style:family="paragraph" style:parent-style-name="Standard" style:list-style-name="L1">
      <style:paragraph-properties fo:text-align="start" style:justify-single-word="false"/>
      <style:text-properties style:use-window-font-color="true" style:font-name="Lucida Console" fo:font-size="9pt" style:font-name-asian="Lucida Console" style:font-size-asian="9pt" style:font-name-complex="Lucida Console" style:font-size-complex="9pt"/>
    </style:style>
    <style:style style:name="P15" style:family="paragraph" style:parent-style-name="Standard" style:list-style-name="L2">
      <style:paragraph-properties style:text-autospace="none"/>
      <style:text-properties style:use-window-font-color="true" style:font-name="Lucida Console" fo:font-size="9pt" style:font-name-asian="Lucida Console" style:font-size-asian="9pt" style:font-name-complex="Lucida Console" style:font-size-complex="9pt"/>
    </style:style>
    <style:style style:name="T1" style:family="text">
      <style:text-properties style:use-window-font-color="true" style:font-name-asian="Lucida Console" style:font-name-complex="Lucida Console"/>
    </style:style>
    <style:style style:name="T2" style:family="text">
      <style:text-properties fo:font-size="9pt" style:font-size-asian="9pt" style:font-size-complex="9pt"/>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07in" fo:text-indent="-0.25in" fo:margin-left="3.4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07in" fo:text-indent="-0.25in" fo:margin-left="3.730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udo su root</text:p>
      <text:p text:style-name="P4"/>
      <text:p text:style-name="P4">if [ ! -d <text:span text:style-name="T1">/opt/kuali-research-docker ] ; then</text:span></text:p>
      <text:p text:style-name="P3"><text:s text:c="3"/># There is no git build context for core or coi, so clone it from remote.</text:p>
      <text:p text:style-name="P3"><text:s text:c="3"/>cd /opt</text:p>
      <text:p text:style-name="P4"><text:span text:style-name="T1"><text:s text:c="3"/>git clone </text:span><text:a xlink:type="simple" xlink:href="https://github.com/bu-ist/kuali-research-docker.git" text:style-name="Internet_20_link" text:visited-style-name="Visited_20_Internet_20_Link">https://github.com/bu-ist/kuali-research-docker.git</text:a></text:p>
      <text:p text:style-name="P3"><text:s text:c="3"/>cd <text:s/>kuali-research-docker</text:p>
      <text:p text:style-name="P3"><text:s text:c="3"/>git checkout master</text:p>
      <text:p text:style-name="P3">elif [ ! -d /opt/kuali-research-docker/.git ] ; then</text:p>
      <text:p text:style-name="P3"><text:s text:c="3"/># The build context directory was found, but it does not appear to be </text:p>
      <text:p text:style-name="P3"><text:s text:c="3"/># a git repository, so initialize it and pull the master branch down.</text:p>
      <text:p text:style-name="P3"><text:s text:c="3"/>cd /opt/kuali-research-docker</text:p>
      <text:p text:style-name="P3"><text:s text:c="3"/>git init</text:p>
      <text:p text:style-name="P4"><text:span text:style-name="T1"><text:s text:c="3"/>git remote add bu </text:span><text:a xlink:type="simple" xlink:href="https://github.com/bu-ist/kuali-research-docker.git" text:style-name="Internet_20_link" text:visited-style-name="Visited_20_Internet_20_Link">https://github.com/bu-ist/kuali-research-docker.git</text:a></text:p>
      <text:p text:style-name="P3"><text:s text:c="3"/>git pull bu master</text:p>
      <text:p text:style-name="P4">else</text:p>
      <text:p text:style-name="P3"><text:s text:c="3"/>cd /opt/kuali-research-docker</text:p>
      <text:p text:style-name="P3"><text:s text:c="3"/>git checkout master</text:p>
      <text:p text:style-name="P3"><text:s text:c="3"/>git pull bu master</text:p>
      <text:p text:style-name="P3"><text:s text:c="3"/></text:p>
      <text:p text:style-name="P3"><text:s text:c="3"/># If the branch is not master and that branch only exists upstream, then</text:p>
      <text:p text:style-name="P3"><text:s text:c="3"/># assuming the branch name is "feature" and the remote name is origin</text:p>
      <text:p text:style-name="P3"><text:s text:c="3"/># do the following:</text:p>
      <text:p text:style-name="P3"><text:s text:c="3"/>cd /opt/kuali-research-docker</text:p>
      <text:p text:style-name="P3"><text:s text:c="3"/>git fetch origin feature</text:p>
      <text:p text:style-name="P3"><text:s text:c="3"/>git checkout -b feature remotes/origin/feature</text:p>
      <text:p text:style-name="P3">fi</text:p>
      <text:p text:style-name="P3"/>
      <text:p text:style-name="P3">cd core/build.context</text:p>
      <text:p text:style-name="P3"/>
      <text:p text:style-name="P3">if /var/core exists, then the directories mounted to the container will be situated there. Otherwise a workspace/deployment directory will be created directly in the docker build context.</text:p>
      <text:p text:style-name="P1"/>
      <text:p text:style-name="P1">The core docker image build requires that a private SSH granting access to the git repository for core be present in the docker build context and that it match in name with "*_rsa".</text:p>
      <text:p text:style-name="P1"/>
      <text:p text:style-name="P1">Make sure the samlMeta.xml is in the docker build context. If not there, the build won't break, but node will be instructed to try and curl it from the IDP, which requires being on the bu network and should generally be avoided.</text:p>
      <text:p text:style-name="P1">You can find a copy of this file in S3 at:</text:p>
      <text:p text:style-name="P1"><text:a xlink:type="simple" xlink:href="https://s3.amazonaws.com/kuali-research-ec2-setup/%5Benv%5D/core/samlMeta.xml" text:style-name="Internet_20_link" text:visited-style-name="Visited_20_Internet_20_Link">https://s3.amazonaws.com/kuali-research-ec2-setup/[env]/core/samlMeta.xml</text:a></text:p>
      <text:p text:style-name="P1">where "env" can be sb, ci, qa, stg, prod – depending on the environment you are deploying to.</text:p>
      <text:p text:style-name="P1"/>
      <text:p text:style-name="P1">Make sure a copy of local.js with BU-specific configurations is in the docker build context. Changes to make to local.js:</text:p>
      <text:list xml:id="list8158416837313084542" text:style-name="L1">
        <text:list-item>
          <text:p text:style-name="P14">module.exports.auth.casCallbackUrl<text:line-break/>set to: https://[host]/auth/saml/consume?redirect_to=https://[host]/coi/<text:line-break/>ie: host for the sandbox environment would be: kuali-research-sb.bu.edu</text:p>
        </text:list-item>
        <text:list-item>
          <text:p text:style-name="P14">module.exports.auth.casCallbackUrl.samlMeta<text:line-break/>set to: /var/core/services/auth/server/samlMeta.xml</text:p>
        </text:list-item>
        <text:list-item>
          <text:p text:style-name="P14">module.exports.auth.casCallbackUrl.samlMeta2<text:line-break/>set to: /var/core/services/auth/server/samlMeta.xml</text:p>
        </text:list-item>
        <text:list-item>
          <text:p text:style-name="P14">module.exports.auth.casCallbackUrl.samlKeys.v0<text:line-break/>Before core became the saml SP for shibboleth, apache filled the SP role with its shibboleth module. Core now needs the private key that apache used to talk to shibboleth. This private key can be found on the related ec2 instance at: /etc/pki/tls/certs/sp-key.pem<text:line-break/>Replace the v0 value with the contents of sp-key.pem<text:line-break/>IMPORTANT!!!: Make sure any line breaks in sp-key.pem are represented in v0 with "\n"</text:p>
        </text:list-item>
        <text:list-item>
          <text:p text:style-name="P14">module.exports.auth.casCallbackUrl.samlKeys.v2<text:line-break/>Repeat the above step (v0 and v2 should have the same value).</text:p>
        </text:list-item>
      </text:list>
      <text:p text:style-name="P3"/>
      <text:p text:style-name="P3">NOTE: The docker.sh script will automatically create a [docker build context]/workspace/config directory if it does not exist already and place the local.js and samlMeta.xml files there for mounting to the docker container for core. So be aware that subsequent docker image builds will not incorporate changes to either of these two files if they were made to the copies in the build context. You have to either delete or edit them in their mounted directory locations.</text:p>
      <text:p text:style-name="P3"/>
      <text:p text:style-name="P3"/>
      <text:p text:style-name="P3"/>
      <text:p text:style-name="P3"><text:soft-page-break/></text:p>
      <text:p text:style-name="P3"><text:bookmark text:name="gwt-debug-row-4-id"/></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Type</text:p>
          </table:table-cell>
          <table:table-cell table:style-name="Table1.A1" office:value-type="string">
            <text:p text:style-name="P12">Protocol</text:p>
          </table:table-cell>
          <table:table-cell table:style-name="Table1.A1" office:value-type="string">
            <text:p text:style-name="P12">Port range</text:p>
          </table:table-cell>
          <table:table-cell table:style-name="Table1.A1" office:value-type="string">
            <text:p text:style-name="P12">Source</text:p>
          </table:table-cell>
        </table:table-row>
        <table:table-row table:style-name="Table1.1">
          <table:table-cell table:style-name="Table1.A1" office:value-type="string">
            <text:section text:style-name="Sect1" text:name="gwt-debug-columnNr-0">
              <text:p text:style-name="P11">Custom TCP Rule</text:p>
            </text:section>
          </table:table-cell>
          <table:table-cell table:style-name="Table1.A1" office:value-type="string">
            <text:section text:style-name="Sect1" text:name="gwt-debug-columnNr-1">
              <text:p text:style-name="P11">TCP</text:p>
            </text:section>
          </table:table-cell>
          <table:table-cell table:style-name="Table1.A1" office:value-type="string">
            <text:section text:style-name="Sect1" text:name="gwt-debug-columnNr-2">
              <text:p text:style-name="P11">9229</text:p>
            </text:section>
          </table:table-cell>
          <table:table-cell table:style-name="Table1.A1" office:value-type="string">
            <text:section text:style-name="Sect1" text:name="gwt-debug-columnNr-3">
              <text:p text:style-name="P11">0.0.0.0/0<text:bookmark text:name="gwt-debug-row-5-id"/></text:p>
            </text:section>
          </table:table-cell>
        </table:table-row>
        <table:table-row table:style-name="Table1.1">
          <table:table-cell table:style-name="Table1.A1" office:value-type="string">
            <text:section text:style-name="Sect1" text:name="Section1">
              <text:p text:style-name="P11"><text:bookmark text:name="gwt-debug-columnNr-0"/>Custom TCP Rule</text:p>
            </text:section>
          </table:table-cell>
          <table:table-cell table:style-name="Table1.A1" office:value-type="string">
            <text:section text:style-name="Sect1" text:name="Section2">
              <text:p text:style-name="P11"><text:bookmark text:name="gwt-debug-columnNr-1"/>TCP</text:p>
            </text:section>
          </table:table-cell>
          <table:table-cell table:style-name="Table1.A1" office:value-type="string">
            <text:section text:style-name="Sect1" text:name="Section3">
              <text:p text:style-name="P11"><text:bookmark text:name="gwt-debug-columnNr-2"/>27017</text:p>
            </text:section>
          </table:table-cell>
          <table:table-cell table:style-name="Table1.A1" office:value-type="string">
            <text:section text:style-name="Sect1" text:name="Section4">
              <text:p text:style-name="P11"><text:bookmark text:name="gwt-debug-columnNr-3"/>0.0.0.0/0<text:bookmark text:name="gwt-debug-row-6-id"/></text:p>
            </text:section>
          </table:table-cell>
        </table:table-row>
        <table:table-row table:style-name="Table1.1">
          <table:table-cell table:style-name="Table1.A1" office:value-type="string">
            <text:section text:style-name="Sect1" text:name="Section5">
              <text:p text:style-name="P11"><text:bookmark text:name="gwt-debug-columnNr-01"/>Custom TCP Rule</text:p>
            </text:section>
          </table:table-cell>
          <table:table-cell table:style-name="Table1.A1" office:value-type="string">
            <text:section text:style-name="Sect1" text:name="Section6">
              <text:p text:style-name="P11"><text:bookmark text:name="gwt-debug-columnNr-11"/>TCP</text:p>
            </text:section>
          </table:table-cell>
          <table:table-cell table:style-name="Table1.A1" office:value-type="string">
            <text:section text:style-name="Sect1" text:name="Section7">
              <text:p text:style-name="P11"><text:bookmark text:name="gwt-debug-columnNr-21"/>8090</text:p>
            </text:section>
          </table:table-cell>
          <table:table-cell table:style-name="Table1.A1" office:value-type="string">
            <text:section text:style-name="Sect1" text:name="Section8">
              <text:p text:style-name="P11"><text:bookmark text:name="gwt-debug-columnNr-31"/>0.0.0.0/0<text:bookmark text:name="gwt-debug-row-7-id"/></text:p>
            </text:section>
          </table:table-cell>
        </table:table-row>
        <table:table-row table:style-name="Table1.1">
          <table:table-cell table:style-name="Table1.A1" office:value-type="string">
            <text:section text:style-name="Sect1" text:name="Section9">
              <text:p text:style-name="P11"><text:bookmark text:name="gwt-debug-columnNr-02"/>Custom TCP Rule</text:p>
            </text:section>
          </table:table-cell>
          <table:table-cell table:style-name="Table1.A1" office:value-type="string">
            <text:section text:style-name="Sect1" text:name="Section10">
              <text:p text:style-name="P11"><text:bookmark text:name="gwt-debug-columnNr-12"/>TCP</text:p>
            </text:section>
          </table:table-cell>
          <table:table-cell table:style-name="Table1.A1" office:value-type="string">
            <text:section text:style-name="Sect1" text:name="Section11">
              <text:p text:style-name="P11"><text:bookmark text:name="gwt-debug-columnNr-22"/>3000</text:p>
            </text:section>
          </table:table-cell>
          <table:table-cell table:style-name="Table1.A1" office:value-type="string">
            <text:section text:style-name="Sect1" text:name="Section12">
              <text:p text:style-name="P10"><text:bookmark text:name="gwt-debug-columnNr-32"/>0.0.0.0/0</text:p>
            </text:section>
          </table:table-cell>
        </table:table-row>
      </table:table>
      <text:p text:style-name="P3"/>
      <text:p text:style-name="P3"/>
      <text:p text:style-name="P1">source docker.sh</text:p>
      <text:p text:style-name="P1">deploy</text:p>
      <text:p text:style-name="P1"/>
      <text:p text:style-name="P1">If the mongo database used by the core application was specified to run locally inside the application docker container, it should be up by now. A local implementation of mongo is specified if the MONGO_URI environment variable specified in the docker container run command contains "localhost".</text:p>
      <text:p text:style-name="P1">The docker container runs a bash script each time it starts that ensures the mongo core database has certain BU-specific modifications. If for some reason these modifications have not been made, they need to be done manually at this point before the core application can be accessed in the browser:</text:p>
      <text:p text:style-name="P1"/>
      <text:p text:style-name="P5">If there is no _migrations collection, then the database will be empty and you need to shell into the docker containerrun the following:</text:p>
      <text:p text:style-name="P5">cd /var/core</text:p>
      <text:p text:style-name="P5">npm run migrate:up</text:p>
      <text:p text:style-name="P5"/>
      <text:p text:style-name="P5">Institution: Run the following if it does not appear the corresponding updates have been made:</text:p>
      <text:p text:style-name="P5"/>
      <text:p text:style-name="P5"><text:tab/>mongo --host localhost --eval \</text:p>
      <text:p text:style-name="P7">'Mongo().getDB("core-development")</text:p>
      <text:p text:style-name="P7"><text:tab/>.getCollection("institutions")</text:p>
      <text:p text:style-name="P7"><text:tab/>.updateOne(</text:p>
      <text:p text:style-name="P7"><text:tab/><text:tab/>{ "name":"Kuali" },</text:p>
      <text:p text:style-name="P7"><text:tab/><text:tab/>{ </text:p>
      <text:p text:style-name="P7"><text:tab/><text:tab/><text:tab/>\$set: {</text:p>
      <text:p text:style-name="P7"><text:tab/><text:tab/><text:tab/><text:tab/>"provider":"saml", </text:p>
      <text:p text:style-name="P7"><text:tab/><text:tab/><text:tab/><text:tab/>"eppn":"buPrincipal", </text:p>
      <text:p text:style-name="P7"><text:tab/><text:tab/><text:tab/><text:tab/>"idp":"$SHIB_IDP_METADATA_URL",</text:p>
      <text:p text:style-name="P7"><text:tab/><text:tab/><text:tab/><text:tab/>"issuer":"$SHIB_SP_CERT_ISSUER" </text:p>
      <text:p text:style-name="P7"><text:tab/><text:tab/><text:tab/>} </text:p>
      <text:p text:style-name="P7"><text:tab/><text:tab/>})'</text:p>
      <text:p text:style-name="P6"/>
      <text:p text:style-name="P5"><text:tab/>mongo --host localhost --eval \</text:p>
      <text:p text:style-name="P8">'Mongo().getDB("core-development")</text:p>
      <text:p text:style-name="P6"><text:tab/><text:tab/>.getCollection("institutions")</text:p>
      <text:p text:style-name="P6"><text:tab/><text:tab/>.updateOne(</text:p>
      <text:p text:style-name="P6"><text:tab/><text:tab/><text:tab/>{ "name":"Kuali" },</text:p>
      <text:p text:style-name="P6"><text:tab/><text:tab/><text:tab/>{</text:p>
      <text:p text:style-name="P6"><text:tab/><text:tab/><text:tab/><text:tab/>\$addToSet: {</text:p>
      <text:p text:style-name="P6"><text:tab/><text:tab/><text:tab/><text:tab/><text:tab/>"idps": {</text:p>
      <text:p text:style-name="P6"><text:tab/><text:tab/><text:tab/><text:tab/><text:tab/><text:tab/>"idp": "$SHIB_IDP_METADATA_URL",</text:p>
      <text:p text:style-name="P6"><text:tab/><text:tab/><text:tab/><text:tab/><text:tab/><text:tab/>"eppn": "buPrincipal",</text:p>
      <text:p text:style-name="P6"><text:tab/><text:tab/><text:tab/><text:tab/><text:tab/><text:tab/>"issuer": "$SHIB_SP_CERT_ISSUER",</text:p>
      <text:p text:style-name="P6"><text:tab/><text:tab/><text:tab/><text:tab/><text:tab/><text:tab/>"name": "Kuali",</text:p>
      <text:p text:style-name="P6"><text:tab/><text:tab/><text:tab/><text:tab/><text:tab/><text:tab/>"provider": "saml"</text:p>
      <text:p text:style-name="P6"><text:tab/><text:tab/><text:tab/><text:tab/><text:tab/>}</text:p>
      <text:p text:style-name="P6"><text:tab/><text:tab/><text:tab/><text:tab/>}</text:p>
      <text:p text:style-name="P6"><text:tab/><text:tab/><text:tab/>})'</text:p>
      <text:p text:style-name="P6"><text:tab/></text:p>
      <text:p text:style-name="P5"><text:tab/>mongo --host localhost --eval \</text:p>
      <text:p text:style-name="P8">'Mongo().getDB("core-development")</text:p>
      <text:p text:style-name="P6"><text:tab/><text:tab/>.getCollection("institutions")</text:p>
      <text:p text:style-name="P6"><text:tab/><text:tab/>.updateOne(</text:p>
      <text:p text:style-name="P6"><text:tab/><text:tab/><text:tab/>{ "name":"Kuali" },</text:p>
      <text:p text:style-name="P6"><text:tab/><text:tab/><text:tab/>{</text:p>
      <text:p text:style-name="P6"><text:tab/><text:tab/><text:tab/><text:tab/>\$addToSet: {</text:p>
      <text:p text:style-name="P6"><text:tab/><text:tab/><text:tab/><text:tab/><text:tab/>"validRedirectHosts": "$CORE_HOST"</text:p>
      <text:p text:style-name="P6"><text:tab/><text:tab/><text:tab/><text:tab/>}</text:p>
      <text:p text:style-name="P6"><text:tab/><text:tab/><text:tab/>})'</text:p>
      <text:p text:style-name="P5"><text:s/></text:p>
      <text:p text:style-name="P5"><text:tab/>mongo --host localhost --eval \</text:p>
      <text:p text:style-name="P5"><text:tab/>'Mongo().getDB("core-development")</text:p>
      <text:p text:style-name="P2"><text:s text:c="6"/><text:tab/><text:tab/><text:tab/>.getCollection("incommons")</text:p>
      <text:p text:style-name="P2"><text:s text:c="6"/><text:tab/><text:tab/><text:tab/>.insertOne({</text:p>
      <text:p text:style-name="P2"><text:s text:c="9"/><text:tab/><text:tab/><text:tab/>"idp": "$SHIB_IDP_METADATA_URL",</text:p>
      <text:p text:style-name="P2"><text:s text:c="9"/><text:tab/><text:tab/><text:tab/>"cert": "$EXISTING_CERT",</text:p>
      <text:p text:style-name="P2"><text:s text:c="9"/><text:tab/><text:tab/><text:tab/>"entryPoint": "$SHIB_ENTRY_POINT"</text:p>
      <text:p text:style-name="P2"><text:s text:c="6"/><text:tab/><text:tab/><text:tab/>})'</text:p>
      <text:p text:style-name="P2"><text:soft-page-break/></text:p>
      <text:p text:style-name="P9">Example environment variables:</text:p>
      <text:list xml:id="list5382574316180882555" text:style-name="L2">
        <text:list-item>
          <text:p text:style-name="P15">CORE_HOST=kuali-research-sb.bu.edu</text:p>
        </text:list-item>
        <text:list-item>
          <text:p text:style-name="P15">SHIB_HOST=shib-test.bu.edu</text:p>
        </text:list-item>
        <text:list-item>
          <text:p text:style-name="P15">SHIB_IDP_METADATA_URL=https://$SHIB_HOST/idp/shibboleth</text:p>
        </text:list-item>
        <text:list-item>
          <text:p text:style-name="P15">SHIB_SP_CERT_ISSUER=https://$CORE_HOST/shibboleth</text:p>
        </text:list-item>
        <text:list-item>
          <text:p text:style-name="P15">SHIB_ENTRY_POINT=https://$SHIB_HOST/idp/profile/SAML2/Redirect/SSO</text:p>
        </text:list-item>
        <text:list-item>
          <text:p text:style-name="P15">EXISTING_CERT=[navigate to SHIB_IDP_METADATA_URL and grab content inside the &lt;ds:X509Certificate&gt; tags]</text:p>
        </text:list-item>
      </text:list>
      <text:p text:style-name="P9"/>
      <text:p text:style-name="P1">Download <text:a xlink:type="simple" xlink:href="https://github.com/bu-ist/kuali-research-sync-users" text:style-name="Internet_20_link" text:visited-style-name="Visited_20_Internet_20_Link">https://github.com/bu-ist/kuali-research-sync-users</text:a> using git.</text:p>
      <text:p text:style-name="P1">This is an import tool for loading oracledb KC users into the core mongo database that the core app uses. Modify a copy of config/bu-example.json:</text:p>
      <text:p text:style-name="P1">log, sync_errors, api_key, db_pass, db_host, target_user_groups</text:p>
      <text:p text:style-name="P1"/>
      <text:p text:style-name="P1"/>
      <text:p text:style-name="P1">Navigate to [host]/app/ in a browser.</text:p>
      <text:p text:style-name="P1">Core will present you with a screen having a single "sign in" button.</text:p>
      <text:p text:style-name="P1">This will take you through shibboleth authentication (use you own sign in) and return you to the core landing page once authentication is complete.</text:p>
      <text:p text:style-name="P1"/>
      <text:p text:style-name="P1">Create a security token for kc to use to access services through the core rest api:</text:p>
      <text:p text:style-name="P1">Click the Apps icon and select "users".</text:p>
      <text:p text:style-name="P1">There should be an "admin" user and the user you authenticated with.</text:p>
      <text:p text:style-name="P1">(If this user is not an admin, you must make it one)</text:p>
      <text:p text:style-name="P1">Click your user and select the "API Keys" tab</text:p>
      <text:p text:style-name="P1">Click "Create KEY", and enter a name for the key.</text:p>
      <text:p text:style-name="P1">Click "Create key" and copy the resulting key to a text editor (or your clipboard).</text:p>
      <text:p text:style-name="P1"/>
      <text:p text:style-name="P1">eyJhbGciOiJIUzI1NiIsInR5cCI6IkpXVCJ9.eyJpZCI6IjU5N2JhNTk3NGNhODRjMDA4YjI4NzNjNCIsImlzcyI6Imt1YWxpLmNvIiwiZXhwIjoxNTMyODExNTQzLCJpYXQiOjE1MDEyNzU1NDN9.cEIb8ePFu-J-8wTX-uFQD0DT-zjiG3Dt_AKKuQ0FJ7k</text:p>
      <text:p text:style-name="P1"/>
      <text:p text:style-name="P1"/>
      <text:p text:style-name="P3">Change kc-config.xml</text:p>
      <text:p text:style-name="P3">On ec2 instance, this will be located at: /opt/kuali/main/config</text:p>
      <text:p text:style-name="P3">Add the following content (modify the host names and add the security token and make sure app.host is a &lt;param&gt; at the top – example: <text:span text:style-name="T2"><text:s/>&lt;param name="app.host"&gt;https://kuali-research-qa.bu.edu&lt;/param&gt;</text:span>):</text:p>
      <text:p text:style-name="P1"/>
      <text:p text:style-name="P2"><text:s text:c="4"/>&lt;!-- Core Auth Settings --&gt;</text:p>
      <text:p text:style-name="P2"><text:s text:c="4"/>&lt;param name="auth.base.url"&gt;${app.host}&lt;/param&gt;</text:p>
      <text:p text:style-name="P2"><text:s text:c="4"/>&lt;param name="filter.restlogin.class"&gt;org.kuali.coeus.sys.framework.auth.AuthServiceFilter&lt;/param&gt;</text:p>
      <text:p text:style-name="P2"><text:s text:c="4"/>&lt;param name="filtermapping.restlogin.1"&gt;/*&lt;/param&gt;</text:p>
      <text:p text:style-name="P2"><text:s text:c="4"/>&lt;param name="auth.core.enabled"&gt;true&lt;/param&gt;</text:p>
      <text:p text:style-name="P2"><text:s text:c="4"/>&lt;!-- Core Auth communication token settings --&gt;</text:p>
      <text:p text:style-name="P2"><text:s text:c="4"/>&lt;!-- You need to create an ADMIN user in Core Auth, generate a token for that user and enter in this parameter --&gt;</text:p>
      <text:p text:style-name="P2"><text:s text:c="4"/>&lt;param name="auth.system.token"&gt;[Enter the security token]&lt;/param&gt;</text:p>
      <text:p text:style-name="P2"/>
      <text:p text:style-name="P2"/>
      <text:p text:style-name="P2"><text:s text:c="4"/>&lt;!-- COI rest services config so KC can talk to COI --&gt;</text:p>
      <text:p text:style-name="P2"><text:s text:c="4"/>&lt;param name="application.rest.services.base.url"&gt;${app.host}&lt;/param&gt;</text:p>
      <text:p text:style-name="P2"><text:s text:c="4"/>&lt;param name="coi.projects.enabled"&gt;true&lt;/param&gt;</text:p>
      <text:p text:style-name="P2"><text:s text:c="4"/>&lt;param name="coi.standalone.base.url"&gt;${app.host}/coi&lt;/param&gt;</text:p>
      <text:p text:style-name="P1"/>
      <text:p text:style-name="P1">Replace this:</text:p>
      <text:p text:style-name="P1"/>
      <text:p text:style-name="P5">&lt;param name="rice.portal.logout.redirectUrl"&gt;${app.host}/Shibboleth.sso/Logout?return=${authentication.host}/idp/logout.jsp&lt;/param&gt;</text:p>
      <text:p text:style-name="P1"/>
      <text:p text:style-name="P1">with this:</text:p>
      <text:p text:style-name="P1"/>
      <text:p text:style-name="P5">&lt;param name="rice.portal.logout.redirectUrl"&gt;${app.host}/auth/signout?return_to=${authentication.host}/idp/logout.jsp&lt;/param&gt;</text:p>
      <text:p text:style-name="P1"/>
      <text:p text:style-name="P3">Make sure the lastest apache-shibboleth image has been built. Changes were made to this image to accomodate core and coi. Once the image is rebuilt, recreate the apache-shibboleth container.</text:p>
      <text:p text:style-name="P3">Cd /opt/kuali-research-docker/apache-shib/build.context</text:p>
      <text:p text:style-name="P3">source dockerrerun.sh</text:p>
      <text:p text:style-name="P1"/>
      <text:p text:style-name="P1"/>
      <text:p text:style-name="P1"/>
      <text:p text:style-name="P1">export LD_LIBRARY_PATH=$LD_LIB_PATH</text:p>
      <text:p text:style-name="P1">export PATH=$LD_BIN_PATH:$PATH</text:p>
      <text:p text:style-name="P1"><text:soft-page-break/></text:p>
      <text:p text:style-name="P1"/>
      <text:p text:style-name="P1"/>
      <text:p text:style-name="P1"/>
      <text:p text:style-name="P1"/>
      <text:p text:style-name="P1"/>
      <text:p text:style-name="P1"/>
      <text:p text:style-name="P1"/>
      <text:p text:style-name="P1"/>
      <text:p text:style-name="P1"/>
      <text:p text:style-name="P1">cd ../../coi/build.context</text:p>
      <text:p text:style-name="P1"/>
      <text:p text:style-name="P1">The coi docker image build requires that a private SSH file granting access to the git repository for core be present in the docker build context and that it match in name with "*_rsa".</text:p>
      <text:p text:style-name="P1"/>
      <text:p text:style-name="P1">Make sure a knexfile.js file is present in the build context.</text:p>
      <text:p text:style-name="P1">It's contents should be similar to:</text:p>
      <text:p text:style-name="P1"/>
      <text:p text:style-name="P1">module.exports = {</text:p>
      <text:p text:style-name="P2"><text:s text:c="2"/>kc_coi: {</text:p>
      <text:p text:style-name="P2"><text:s text:c="4"/>client: 'oracledb',</text:p>
      <text:p text:style-name="P2"><text:s text:c="4"/>connection: {</text:p>
      <text:p text:style-name="P2"><text:s text:c="6"/>database: 'KUALI',</text:p>
      <text:p text:style-name="P2"><text:s text:c="6"/>host: 'buaws-kuali-db-ci001.bu.edu',</text:p>
      <text:p text:style-name="P2"><text:s text:c="6"/>port: '1521',</text:p>
      <text:p text:style-name="P2"><text:s text:c="6"/>user: 'COI',</text:p>
      <text:p text:style-name="P2"><text:s text:c="6"/>password: 'g8r9s5#8MUgv'</text:p>
      <text:p text:style-name="P2"><text:s text:c="4"/>}</text:p>
      <text:p text:style-name="P2"><text:s text:c="2"/>}</text:p>
      <text:p text:style-name="P2">};</text:p>
      <text:p text:style-name="P1"/>
      <text:p text:style-name="P1"/>
      <text:p text:style-name="P1">You can check the existing kc-config.xml for kc to determine the correct host and password.</text:p>
      <text:p text:style-name="P1"/>
      <text:p text:style-name="P1">source docker.sh</text:p>
      <text:p text:style-name="P1">deploy</text:p>
      <text:p text:style-name="P1">Among the prompts will be a request for the git refspec you wish to build coi from. Make sure the entry you make reflects the corresponding release for kc.</text:p>
      <text:p text:style-name="P1">For example, if kc is running on 1705.0034, then coi should be tagged somewhere in its git history with the same value.</text:p>
      <text:p text:style-name="P1"/>
      <text:p text:style-name="P1"/>
      <text:p text:style-name="P1">Import users to Mongo otherwise you get:</text:p>
      <text:p text:style-name="P1"/>
      <text:p text:style-name="P1">2017-08-02T13:28:26.197Z ErrorLogger ERROR host=172.17.0.1, path=/api/coi/disclosures/-1/question-answers, method=POST, userName=wrh - <text:s/>Error: Attempt by user id null to save a question answer on disclosure -1 which isnt theirs</text:p>
      <text:p text:style-name="P1"/>
      <text:p text:style-name="P1">2017-08-02T13:28:53.548Z ErrorLogger ERROR host=172.17.0.1, path=/api/coi/projects?filter=true, method=GET, userName=wrh - <text:s/>Error: invalid user 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9DT20H22M53S</meta:editing-duration>
    <meta:editing-cycles>73</meta:editing-cycles>
    <meta:generator>OpenOffice/4.1.3$Win32 OpenOffice.org_project/413m1$Build-9783</meta:generator>
    <dc:date>2017-08-02T12:06:44.21</dc:date>
    <dc:creator>Warren Hennemuth</dc:creator>
    <meta:document-statistic meta:table-count="1" meta:image-count="0" meta:object-count="0" meta:page-count="4" meta:paragraph-count="186" meta:word-count="1260" meta:character-count="9908"/>
    <meta:user-defined meta:name="Info 1"/>
    <meta:user-defined meta:name="Info 2"/>
    <meta:user-defined meta:name="Info 3"/>
    <meta:user-defined meta:name="Info 4"/>
  </office:meta>
</office:document-meta>
</file>